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a502" officeooo:paragraph-rsid="001aa502"/>
    </style:style>
    <style:style style:name="P2" style:family="paragraph" style:parent-style-name="Standard">
      <style:text-properties officeooo:rsid="001b6f27" officeooo:paragraph-rsid="001b6f27"/>
    </style:style>
    <style:style style:name="P3" style:family="paragraph" style:parent-style-name="Standard">
      <style:text-properties officeooo:rsid="001b6f27" officeooo:paragraph-rsid="001b6f27"/>
    </style:style>
    <style:style style:name="P4" style:family="paragraph" style:parent-style-name="Standard">
      <style:text-properties officeooo:rsid="001b9a54" officeooo:paragraph-rsid="001b9a54"/>
    </style:style>
    <style:style style:name="P5" style:family="paragraph" style:parent-style-name="Standard">
      <style:text-properties style:font-name="Open Sans" officeooo:rsid="001b9a54" officeooo:paragraph-rsid="001b9a54"/>
    </style:style>
    <style:style style:name="P6" style:family="paragraph" style:parent-style-name="Standard">
      <style:paragraph-properties fo:text-align="justify" style:justify-single-word="false"/>
      <style:text-properties style:font-name="Open Sans" officeooo:rsid="001b9a54" officeooo:paragraph-rsid="001b9a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RMA DE EVASÃO</text:p>
      <text:p text:style-name="P1"/>
      <text:p text:style-name="P1">01<text:tab/>GRADUADO</text:p>
      <text:p text:style-name="P1">02<text:tab/>TRANSFERÊNCIA PARA OUTRA IES</text:p>
      <text:p text:style-name="P1">03 <text:tab/>FALECIMENTO</text:p>
      <text:p text:style-name="P1">04<text:tab/>CANCELAMENTO POR ABANDONO</text:p>
      <text:p text:style-name="P1">05<text:tab/>CANCELAMENTO (JUBILADO)</text:p>
      <text:p text:style-name="P1">06<text:tab/>CANCELADO – MUDANÇA DE CURSO</text:p>
      <text:p text:style-name="P1">07<text:tab/>CANCELADO – DECISÃO JUDICIAL</text:p>
      <text:p text:style-name="P1">08<text:tab/>CANCELADO – SOLICITAÇÃO DO ALUNO</text:p>
      <text:p text:style-name="P1">09<text:tab/>SUSPENSÃO TEMPORÁRIA</text:p>
      <text:p text:style-name="P1">10<text:tab/>CONCLUÍDO – NÃO COLOU GRAU</text:p>
      <text:p text:style-name="P1">11<text:tab/>CANCELAMENTO – NÃO CUMPRIMENTO DO PEC</text:p>
      <text:p text:style-name="P1">12<text:tab/>CANCELADO – NOVO VESTIBULAR</text:p>
      <text:p text:style-name="P1">13<text:tab/>CUMPRIMENTO CONVÊNIO</text:p>
      <text:p text:style-name="P1">14<text:tab/>NOVO REGIMENTO (MUDANÇA DE CURSO)</text:p>
      <text:p text:style-name="P1">15<text:tab/>NÃO COMPARECEU AO CADASTRO</text:p>
      <text:p text:style-name="P1">16<text:tab/>REMANEJADO CURSO OU PERÍODO</text:p>
      <text:p text:style-name="P1">17<text:tab/>NÃO COMPARECEU AO REMANEJAMENTO</text:p>
      <text:p text:style-name="P1">18<text:tab/>NÃO COMPARECEU À MATRÍCULA – FERA</text:p>
      <text:p text:style-name="P1">19<text:tab/>TÉRMINO DO INTERCÂMBIO</text:p>
      <text:p text:style-name="P1">20<text:tab/>GRADUADO – JUDICIAL</text:p>
      <text:p text:style-name="P1">21<text:tab/>CANCELADO – REPROVAÇÃO POR FALTA</text:p>
      <text:p text:style-name="P1">22<text:tab/>CANCELADO – 3 REPROVAÇÕES NA MESMA DISCIPLINA</text:p>
      <text:p text:style-name="P1">23<text:tab/>SUSPENSO – DÉBITO BIBLIOTECA</text:p>
      <text:p text:style-name="P1">24<text:tab/>CANCELAMENTO – NOVO CURRÍCULO</text:p>
      <text:p text:style-name="P1">25<text:tab/>SOLICITOU DESVÍNCULO SEM MATRÍCULA</text:p>
      <text:p text:style-name="P1">50<text:tab/>AGUARDANDO CADASTRAMENTO</text:p>
      <text:p text:style-name="P1"/>
      <text:p text:style-name="P2">TIPO DE ENSINO MÉDIO</text:p>
      <text:p text:style-name="P2"/>
      <text:p text:style-name="P2">1<text:tab/>PRIVADA</text:p>
      <text:p text:style-name="P2">2<text:tab/>PÚBLICA</text:p>
      <text:p text:style-name="P2">3<text:tab/>MAJORITARIAMENTE PRIVADA</text:p>
      <text:p text:style-name="P2">4<text:tab/>MAJORITARIAMENTE PÚBLICA</text:p>
      <text:p text:style-name="P2">5<text:tab/>PROFISSIONALIZANTE</text:p>
      <text:p text:style-name="P2"/>
      <text:p text:style-name="P2">COTAS</text:p>
      <text:p text:style-name="P2">NA<text:tab/>LIVRE</text:p>
      <text:p text:style-name="P2">2<text:tab/>RENDA &lt;1,5SM + APPI</text:p>
      <text:p text:style-name="P2">3<text:tab/>RENDA &lt;1,5SM + NAPPI</text:p>
      <text:p text:style-name="P2">4<text:tab/>RENDA &gt;1,5SM + APPI</text:p>
      <text:p text:style-name="P2">5<text:tab/>RENDA &gt;1,5SM + NAPPI</text:p>
      <text:p text:style-name="P2"/>
      <text:p text:style-name="P4">Análise</text:p>
      <text:p text:style-name="P4"/>
      <text:p text:style-name="P5">UFCG – Evasão</text:p>
      <text:p text:style-name="P6">A Característica curva da Evasão permanece a mesma até cerca de 12 períodos, contudo tornou-se mais pronunciada, atingindo 50% em 5 períodos, enquanto no período antigo atingia esse patamar apenas no 10 período. Também a partir do 5 <text:soft-page-break/>período a evasão por sexo começa a ser nítida, deslocando-se cerca de 3 semestres, sendo a evasão das mulheres menor do que a dos homens.</text:p>
      <text:p text:style-name="P6"/>
      <text:p text:style-name="P6">UFCG – Desistência</text:p>
      <text:p text:style-name="P6">A desistência dos cursos segue um padrão muito similar nos dois períodos, prevalecendo a evasão até o 5 período para as mulheres e 7 período para os homens. A evasão se estabiliza em um patamar de 85%</text:p>
      <text:p text:style-name="P6"/>
      <text:p text:style-name="P6">UFCG – Falso Fera</text:p>
      <text:p text:style-name="P6">Segue uma tendência praticamente linear a partir do 2 período. As mulheres passam a se distinguir dos homens no 5 período. Houve um aumento de 10 % no risco de evasão por falsofera no 10 período.</text:p>
      <text:p text:style-name="P6"/>
      <text:p text:style-name="P6"><text:s/>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3:35:35.383989808</meta:creation-date>
    <dc:date>2016-04-18T14:35:17.982006943</dc:date>
    <meta:editing-duration>PT24M42S</meta:editing-duration>
    <meta:editing-cycles>3</meta:editing-cycles>
    <meta:generator>LibreOffice/5.1.2.2$Linux_X86_64 LibreOffice_project/10m0$Build-2</meta:generator>
    <meta:document-statistic meta:table-count="0" meta:image-count="0" meta:object-count="0" meta:page-count="2" meta:paragraph-count="47" meta:word-count="299" meta:character-count="1820" meta:non-whitespace-character-count="1550"/>
  </office:meta>
</office:document-meta>
</file>